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text:list-style style:name="L1">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text:s/>Installation</text:p>
      <text:p text:style-name="Standard"/>
      <text:p text:style-name="Standard"/>
      <text:p text:style-name="Standard">(2) <text:s/>Assistant</text:p>
      <text:p text:style-name="Standard"/>
      <text:p text:style-name="Standard">The GUI starts with a simple wizard/assistant to help you easily start your analysis...</text:p>
      <text:p text:style-name="Standard"/>
      <text:p text:style-name="Standard">(i) <text:s/>Video input</text:p>
      <text:p text:style-name="Standard"/>
      <text:p text:style-name="Standard">Select a file to analyse using the 'Pick a file' button. <text:s/>Accepted formats/codecs... <text:s/>Live webcam option in development...</text:p>
      <text:p text:style-name="Standard"/>
      <text:p text:style-name="Standard">(ii) <text:s/>Experimental definition</text:p>
      <text:p text:style-name="Standard"/>
      <text:p text:style-name="Standard">Default area type does not define any areas within the experimental set-up. <text:s/>Use for videos with only a single area/agent, or alternative experimental designs, e.g. y-maze... <text:s/>Autocircles is used for experimental designs using multiple circular areas, e.g. petri dishes. <text:s/>By defining the number of areas within the selected video, and number of territories in each area (if areas are demarcated, if not, defaults to one territory), UbiTrail will automatically detect areas and territories in the selected video and generate a mask. <text:s/>This mask can be viewed using the 'Generate Preview' option, and saved for later use or editing. <text:s/>Saved masks can be imported from file... <text:s/>Manual......</text:p>
      <text:p text:style-name="Standard"/>
      <text:p text:style-name="Standard">(iii) <text:s/>Processing parameters</text:p>
      <text:p text:style-name="Standard"/>
      <text:p text:style-name="Standard">Allows you to modify the parameters of the analysis. <text:s/>Sensitivity determines how likely noise is to be detected as motion, and can take values from 0 to 255. <text:s/>Very low values may erroneously detect motion in the pixelated noise that is commonly present in most recording conditions, whilst extremely high values may cause the learning algorithm to be so overly insensitive that is does not learn to detect motion at all. <text:s/>As a guide, values in the range of 2-10 are usually adequate in most scenarios.</text:p>
      <text:p text:style-name="Standard">The number of frames used to train the motion detector can also be defined at this stage. <text:s/>NOTE: Training only occurs in a particular area during frames in which movement is detected; if an agent does not move during the entire course of the experiment, it will not be identified. <text:s/>However, this should be an important consideration in data analysis; e.g. little can be inferred about site preference if the individual has not visited/inspected all sites, and these individuals may need to be excluded from analysis. <text:s/>In most circumstances, the default number of frames of 500 is usually sufficient to reliably train the motion detector, but shorter periods can also be effective. <text:s/>Keep in mind that the longer the designated training period, the more reliable UbiTrail will be at identifying the target agent.</text:p>
      <text:p text:style-name="Standard"/>
      <text:p text:style-name="Standard">(iv) <text:s/>Results</text:p>
      <text:p text:style-name="Standard"/>
      <text:p text:style-name="Standard">Here you can choose which aspects of the analysis to output, and choose the directory in which to save them. <text:s/>The 'Record positions' option allows you to view the x,y coordinates of each individual in real time during the analysis. <text:s/>The 'Save first frame' option allows you to save the first frame of the video output (including the drawn masks), simply for ease of future reference or allowing you to edit the image and use it as an input mask in future analyses... <text:s/>Marked video...... Global video......</text:p>
      <text:p text:style-name="Standard"><text:line-break/>Data, .csv format, ease of analysis... <text:s/>Including R packages (see section X)...</text:p>
      <text:p text:style-name="Standard"/>
      <text:p text:style-name="Standard"/>
      <text:p text:style-name="Standard">(3) <text:s/>Interface</text:p>
      <text:p text:style-name="Standard"><text:soft-page-break/></text:p>
      <text:p text:style-name="Standard">The program interface consists of two parts; the panel at the left, and the video output at the right. <text:s/>The video output consists selected video file with relevant features of the mask overlaid; identified areas are drawn in blue/green, and once identified, agents are drawn in ??? when moving and ??? when stationary. <text:s/>The dropdown menu in the panel allows you to change view, from an overview of the entire experiment including all areas, to any one individual area. <text:s/>Selecting an individual area allows you to view the current progress of agent identification learning, and once the fully trained, the current x,y coordinates of the agent within the area.</text:p>
      <text:p text:style-name="Standard"/>
      <text:p text:style-name="Standard"/>
      <text:p text:style-name="Standard">(4) <text:s/>Command line</text:p>
      <text:p text:style-name="Standard"/>
      <text:p text:style-name="Standard"/>
      <text:p text:style-name="Standard"/>
      <text:p text:style-name="Standard">(5) <text:s/>R pack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2-10-07T22:46:25</meta:creation-date>
    <dc:date>2012-10-07T23:38:35</dc:date>
    <dc:creator>joe </dc:creator>
    <meta:editing-duration>PT42M15S</meta:editing-duration>
    <meta:editing-cycles>6</meta:editing-cycles>
    <meta:generator>LibreOffice/3.5$Linux_X86_64 LibreOffice_project/350m1$Build-2</meta:generator>
    <meta:document-statistic meta:table-count="0" meta:image-count="0" meta:object-count="0" meta:page-count="2" meta:paragraph-count="17" meta:word-count="588" meta:character-count="3611" meta:non-whitespace-character-count="3008"/>
  </office:meta>
</office:document-meta>
</file>